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INCHO HIHUALLANCA, EDWI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INCHO HIHUALLANCA, EDWI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INCHO HIHUALLANCA, EDWI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11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7" office:value-type="float" office:value="0">
            <text:p text:style-name="P7">ROSS308</text:p>
          </table:table-cell>
          <table:table-cell table:style-name="Tabla1.B13" office:value-type="string">
            <text:p text:style-name="P9">Cant.Cajas: <text:span text:style-name="T11">2</text:span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2:14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